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6C6C00004AEF239F6149.svm" manifest:media-type=""/>
  <manifest:file-entry manifest:full-path="Pictures/2000000700005CB5000021B24AD93139.svm" manifest:media-type=""/>
  <manifest:file-entry manifest:full-path="Pictures/2000000700005D04000028D47DFA4620.svm" manifest:media-type=""/>
  <manifest:file-entry manifest:full-path="Pictures/2000000700005AF3000042FA48949806.svm" manifest:media-type=""/>
  <manifest:file-entry manifest:full-path="Pictures/20000007000002120000031B8E819821.svm" manifest:media-type=""/>
  <manifest:file-entry manifest:full-path="Pictures/2000000700005BE100004D6AC5E5C6D8.svm" manifest:media-type=""/>
  <manifest:file-entry manifest:full-path="Pictures/2000000700006E6300003183643F4836.svm" manifest:media-type=""/>
  <manifest:file-entry manifest:full-path="Pictures/2000000700003DE800003E04B1086705.svm" manifest:media-type=""/>
  <manifest:file-entry manifest:full-path="Pictures/2000000700004C7C00002ACBFBADDBCF.svm" manifest:media-type=""/>
  <manifest:file-entry manifest:full-path="Pictures/2000000700006EE7000045268B1C7957.svm" manifest:media-type=""/>
  <manifest:file-entry manifest:full-path="Pictures/2000000700007D7800000B2B39EEDFD0.svm" manifest:media-type=""/>
  <manifest:file-entry manifest:full-path="Pictures/2000000700003F0B00004487FED1081B.svm" manifest:media-type=""/>
  <manifest:file-entry manifest:full-path="Pictures/20000007000050D30000059615212470.svm" manifest:media-type=""/>
  <manifest:file-entry manifest:full-path="Pictures/20000007000073A800002FC1B036A278.svm" manifest:media-type=""/>
  <manifest:file-entry manifest:full-path="Pictures/2000000700004452000007A7BC1F586A.svm" manifest:media-type=""/>
  <manifest:file-entry manifest:full-path="Pictures/20000007000052460000186573FE6D43.svm" manifest:media-type=""/>
  <manifest:file-entry manifest:full-path="Pictures/200000070000742C00005F66D9E77542.svm" manifest:media-type=""/>
  <manifest:file-entry manifest:full-path="Pictures/2000000700005D6E00004EF7A34003E7.svm" manifest:media-type=""/>
  <manifest:file-entry manifest:full-path="Pictures/2000000700005CB500001BCEF03D8D10.svm" manifest:media-type=""/>
  <manifest:file-entry manifest:full-path="Pictures/2000000700003F0B000037D1F13F39B6.svm" manifest:media-type=""/>
  <manifest:file-entry manifest:full-path="Pictures/2000000700006E2E000009199694D155.svm" manifest:media-type=""/>
  <manifest:file-entry manifest:full-path="Pictures/2000000700007FDA00004874C70C49A4.svm" manifest:media-type=""/>
  <manifest:file-entry manifest:full-path="Pictures/2000000700006DDE000026F8A425EA74.svm" manifest:media-type=""/>
  <manifest:file-entry manifest:full-path="Pictures/2000000700003F750000475119026A92.svm" manifest:media-type=""/>
  <manifest:file-entry manifest:full-path="Pictures/200000070000735900002E69385422AF.svm" manifest:media-type=""/>
  <manifest:file-entry manifest:full-path="Pictures/2000000700004C9700000B942DC42FE3.svm" manifest:media-type=""/>
  <manifest:file-entry manifest:full-path="Pictures/20000007000072BA0000306096DD9322.svm" manifest:media-type=""/>
  <manifest:file-entry manifest:full-path="Pictures/2000000700003CFA00005084154CAEEB.svm" manifest:media-type=""/>
  <manifest:file-entry manifest:full-path="Pictures/20000007000072010000272DAA4A1178.svm" manifest:media-type=""/>
  <manifest:file-entry manifest:full-path="Pictures/200000070000335F0000208FED80419E.svm" manifest:media-type=""/>
  <manifest:file-entry manifest:full-path="Pictures/200000070000733E00002FC1D67F252F.svm" manifest:media-type=""/>
  <manifest:file-entry manifest:full-path="Pictures/20000007000071CC000025851D7EF5A4.svm" manifest:media-type=""/>
  <manifest:file-entry manifest:full-path="Pictures/2000000700000C820000031B1840E16B.svm" manifest:media-type=""/>
  <manifest:file-entry manifest:full-path="Pictures/20000007000072D4000027478D525D2C.svm" manifest:media-type=""/>
  <manifest:file-entry manifest:full-path="Pictures/2000000700005B4200001AE0E2DB0586.svm" manifest:media-type=""/>
  <manifest:file-entry manifest:full-path="Pictures/200000070000733E00002E8368FDF13A.svm" manifest:media-type=""/>
  <manifest:file-entry manifest:full-path="Pictures/20000007000072EF000034EC577927F6.svm" manifest:media-type=""/>
  <manifest:file-entry manifest:full-path="Pictures/200000070000578A00004663A1647754.svm" manifest:media-type=""/>
  <manifest:file-entry manifest:full-path="Pictures/20000007000030E400002040A17CEDE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background-color="#ffff00"/>
    </style:style>
    <style:style style:name="P4" style:family="paragraph" style:parent-style-name="Standard">
      <style:text-properties fo:color="#c5000b" fo:language="ru" fo:country="RU" fo:font-style="italic" style:font-style-asian="italic" style:font-style-complex="itali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Preformatted_20_Text">
      <style:text-properties fo:color="#a9b7c6" style:font-name="JetBrains Mono" fo:language="ru" fo:country="RU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9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officeooo:rsid="0003b4fb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#ffff00" loext:char-shading-value="0"/>
    </style:style>
    <style:style style:name="T6" style:family="text">
      <style:text-properties fo:language="ru" fo:country="RU" officeooo:rsid="0003b4fb"/>
    </style:style>
    <style:style style:name="T7" style:family="text">
      <style:text-properties fo:background-color="#ffff00" loext:char-shading-value="0"/>
    </style:style>
    <style:style style:name="T8" style:family="text">
      <style:text-properties fo:color="#cc7832"/>
    </style:style>
    <style:style style:name="T9" style:family="text">
      <style:text-properties fo:color="#cc7832" style:font-name="JetBrains Mono"/>
    </style:style>
    <style:style style:name="T10" style:family="text">
      <style:text-properties fo:color="#ffc66d" style:font-name="JetBrains Mono"/>
    </style:style>
    <style:style style:name="T11" style:family="text">
      <style:text-properties fo:color="#a9b7c6" style:font-name="JetBrains Mono"/>
    </style:style>
    <style:style style:name="T12" style:family="text">
      <style:text-properties fo:color="#6a8759"/>
    </style:style>
    <style:style style:name="T13" style:family="text">
      <style:text-properties officeooo:rsid="0003b4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12.517cm" svg:height="8.257cm" draw:z-index="36"><draw:image xlink:href="Pictures/20000007000030E400002040A17CEDEF.svm" xlink:type="simple" xlink:show="embed" xlink:actuate="onLoad"/></draw:frame></text:p>
      <text:p text:style-name="P2"/>
      <text:p text:style-name="P2">Страница авторизации</text:p>
      <text:p text:style-name="P2"/>
      <text:p text:style-name="P2">ссылка <text:a xlink:type="simple" xlink:href="http://42.hq.f-trade.ru/" text:style-name="Internet_20_link" text:visited-style-name="Visited_20_Internet_20_Link">http://42.hq.f-trade.ru</text:a></text:p>
      <text:p text:style-name="P2"/>
      <text:p text:style-name="P2">Тестовый доступ: <text:span text:style-name="T1">admin1</text:span></text:p>
      <text:p text:style-name="P2">Пароль: 12345</text:p>
      <text:p text:style-name="P2"/>
      <text:p text:style-name="P2">Проект имеет кодовое название 42. Был «40 (<text:span text:style-name="T1">ForTea</text:span>)» — но текущая реализация — уже втора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Рабочее окно системы общий вид:</text:p>
      <text:p text:style-name="P2"/>
      <text:p text:style-name="P2"><draw:frame draw:style-name="fr2" draw:name="graphics2" text:anchor-type="paragraph" svg:width="17cm" svg:height="13.961cm" draw:z-index="0"><draw:image xlink:href="Pictures/200000070000742C00005F66D9E77542.svm" xlink:type="simple" xlink:show="embed" xlink:actuate="onLoad"/></draw:frame></text:p>
      <text:p text:style-name="P2">Пока в прототипе окно после авторизации содержит только ссылки на объекты системы — такие как Справочники, Контракты, История, имя пользовател и Выход.</text:p>
      <text:p text:style-name="P2"/>
      <text:p text:style-name="P2">В планах — это окно использовать для формирования Дашборда для пользователя. (Дашборд — это набор статистических данных, которые оперативно требуются для сотрудника в его роли, часто используемые функции и инфографика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Переходим по ссылке Справочники.</text:p>
      <text:p text:style-name="P2"><draw:frame draw:style-name="fr2" draw:name="graphics3" text:anchor-type="paragraph" svg:width="17cm" svg:height="6.839cm" draw:z-index="1"><draw:image xlink:href="Pictures/200000070000735900002E69385422AF.svm" xlink:type="simple" xlink:show="embed" xlink:actuate="onLoad"/></draw:frame></text:p>
      <text:p text:style-name="P2">В прототипе по умолчанию открывается конструктор классов справочников.</text:p>
      <text:p text:style-name="P2">Левая часть — уже сформированные объекты системы. Правая - редактор текущего объекта. По умолчанию сразу открывается первый сверху. В данном случае видим редактор каталога для удобства формирования и группировки классов. Также каталог позволяет управлять меню выбора объектов (справочников)</text:p>
      <text:p text:style-name="P2"/>
      <text:p text:style-name="P2"><draw:frame draw:style-name="fr3" draw:name="graphics4" text:anchor-type="paragraph" svg:x="0cm" svg:y="0cm" svg:width="17cm" svg:height="7.019cm" draw:z-index="2"><draw:image xlink:href="Pictures/20000007000073A800002FC1B036A278.svm" xlink:type="simple" xlink:show="embed" xlink:actuate="onLoad"/></draw:frame><draw:frame draw:style-name="fr4" draw:name="graphics5" text:anchor-type="paragraph" svg:x="8.541cm" svg:y="7.452cm" svg:width="3.201cm" svg:height="0.796cm" draw:z-index="3"><draw:image xlink:href="Pictures/2000000700000C820000031B1840E16B.svm" xlink:type="simple" xlink:show="embed" xlink:actuate="onLoad"/></draw:frame></text:p>
      <text:p text:style-name="P2">На этом примере видно — нажатие на ссылку </text:p>
      <text:p text:style-name="P2"/>
      <text:p text:style-name="P2">открывает меню с выбором справочников так — как это указано в конструкторе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Создадим тестовый каталог — нажимаем кнопку Новый</text:p>
      <text:p text:style-name="P2"/>
      <text:p text:style-name="P2"><draw:frame draw:style-name="fr3" draw:name="graphics6" text:anchor-type="paragraph" svg:x="0cm" svg:y="0cm" svg:width="17cm" svg:height="6.86cm" draw:z-index="4"><draw:image xlink:href="Pictures/200000070000733E00002E8368FDF13A.svm" xlink:type="simple" xlink:show="embed" xlink:actuate="onLoad"/></draw:frame></text:p>
      <text:p text:style-name="P2">Шаблон очищается — поля <text:span text:style-name="T1">ID, </text:span>Название, <text:span text:style-name="T1">ID </text:span>Каталога очистилось. В поле Тип — появилось слово «Словарь» - это значение берется по умолчанию, как первое в списке. </text:p>
      <text:p text:style-name="P1">ID – <text:span text:style-name="T4">формируется автоматически.</text:span></text:p>
      <text:p text:style-name="P2">Название — задаем в произвольной форме — для примера создадим каталог «Издержки складские»</text:p>
      <text:p text:style-name="P2">Указываем Тип: «Каталог» из выпадающего списка.</text:p>
      <text:p text:style-name="P1"><text:span text:style-name="T4">И определяем этот каталог в корне дерева — значит поле </text:span>ID <text:span text:style-name="T4">каталога оставляем пустым.</text:span></text:p>
      <text:p text:style-name="P2"><draw:frame draw:style-name="fr3" draw:name="graphics7" text:anchor-type="paragraph" svg:x="0cm" svg:y="0cm" svg:width="17cm" svg:height="5.814cm" draw:z-index="5"><draw:image xlink:href="Pictures/20000007000072D4000027478D525D2C.svm" xlink:type="simple" xlink:show="embed" xlink:actuate="onLoad"/></draw:frame>И нажимаем кнопку Сохранить.</text:p>
      <text:p text:style-name="P1"><draw:frame draw:style-name="fr2" draw:name="graphics8" text:anchor-type="paragraph" svg:width="17cm" svg:height="7.043cm" draw:z-index="6"><draw:image xlink:href="Pictures/200000070000733E00002FC1D67F252F.svm" xlink:type="simple" xlink:show="embed" xlink:actuate="onLoad"/></draw:frame><text:soft-page-break/><text:span text:style-name="T4">Появился каталог с названием Издержки складские с </text:span>ID 616</text:p>
      <text:p text:style-name="P2"><draw:frame draw:style-name="fr3" draw:name="graphics9" text:anchor-type="paragraph" svg:x="0cm" svg:y="0.487cm" svg:width="17cm" svg:height="7.167cm" draw:z-index="7"><draw:image xlink:href="Pictures/20000007000072BA0000306096DD9322.svm" xlink:type="simple" xlink:show="embed" xlink:actuate="onLoad"/></draw:frame>Перейдем в каталог и создадим там справочник. Действуем аналогично созданию каталого</text:p>
      <text:p text:style-name="P2">в поле <text:span text:style-name="T1">ID </text:span>каталога набираем 616 — это только что созданный каталог «Издержки складские»</text:p>
      <text:p text:style-name="P2">Нажимаем кнопку Сохранить.</text:p>
      <text:p text:style-name="P2"><draw:frame draw:style-name="fr2" draw:name="graphics10" text:anchor-type="paragraph" svg:width="17cm" svg:height="5.842cm" draw:z-index="8"><draw:image xlink:href="Pictures/20000007000072010000272DAA4A1178.svm" xlink:type="simple" xlink:show="embed" xlink:actuate="onLoad"/></draw:frame>Появился справочник с кодом 617. Перейдем в него по ссылке.</text:p>
      <text:p text:style-name="P2"><draw:frame draw:style-name="fr3" draw:name="graphics11" text:anchor-type="paragraph" svg:x="0cm" svg:y="0cm" svg:width="17cm" svg:height="7.826cm" draw:z-index="9"><draw:image xlink:href="Pictures/20000007000072EF000034EC577927F6.svm" xlink:type="simple" xlink:show="embed" xlink:actuate="onLoad"/></draw:frame><text:soft-page-break/>В новых справочниках всегда есть обязательное поле — Наименование</text:p>
      <text:p text:style-name="P2">добавим новую колонку (реквизит) справочника — Тип оборудования — пусть это будет перечисление — в котором три значения <text:s/>- Стационарное оборудование, Расходные инструменты, Движущаяся техника. Нажимаем кнопку Новый — внизу страницы. (названия кнопок надо бы переименовать — тяжело объяснять удаленному пользователю)</text:p>
      <text:p text:style-name="P2"><draw:frame draw:style-name="fr3" draw:name="graphics12" text:anchor-type="paragraph" svg:x="0cm" svg:y="0cm" svg:width="17cm" svg:height="6.029cm" draw:z-index="10"><draw:image xlink:href="Pictures/2000000700006DDE000026F8A425EA74.svm" xlink:type="simple" xlink:show="embed" xlink:actuate="onLoad"/></draw:frame>В названии пишем «Тип оборудования» </text:p>
      <text:p text:style-name="P2">Тип определяем <text:span text:style-name="T1">enum (</text:span>перечисление<text:span text:style-name="T1">) </text:span>и заполняем его так:</text:p>
      <text:p text:style-name="P2"><draw:frame draw:style-name="fr2" draw:name="graphics13" text:anchor-type="paragraph" svg:width="17cm" svg:height="5.604cm" draw:z-index="11"><draw:image xlink:href="Pictures/20000007000071CC000025851D7EF5A4.svm" xlink:type="simple" xlink:show="embed" xlink:actuate="onLoad"/></draw:frame></text:p>
      <text:p text:style-name="P2">Отмечаем галку «Видим.» - это позволит нам увидеть колонку в справочнике в общем списке — это чуть позже покажем, когда будет добавлять значение в сам справочник. Если не отмечать — то реквизит будет виден в значениях — когда перейдем на карточку элемента.</text:p>
      <text:p text:style-name="P2">Нажимаем Сохранить.</text:p>
      <text:p text:style-name="P2"><text:soft-page-break/>Сразу аналогично добавим реквизит инвентарный номер — тип <text:span text:style-name="T1">string, </text:span>дату инвентаризации — тип <text:span text:style-name="T1">datetime, </text:span>Состояние удовлетворительное — тип <text:span text:style-name="T1">bool, <text:s/></text:span>Остаточная стоимость — <text:span text:style-name="T1">float, </text:span>и <text:s/>Поставщик оборудования — <text:span text:style-name="T1">link.</text:span></text:p>
      <text:p text:style-name="P2">Последнее нужно подробнее описать</text:p>
      <text:p text:style-name="P2">В конструкторе уже есть созданный справочник Юридические лица с кодом 576</text:p>
      <text:p text:style-name="P2"><draw:frame draw:style-name="fr1" draw:name="graphics14" text:anchor-type="paragraph" svg:width="16.245cm" svg:height="6.874cm" draw:z-index="12"><draw:image xlink:href="Pictures/2000000700003F750000475119026A92.svm" xlink:type="simple" xlink:show="embed" xlink:actuate="onLoad"/></draw:frame></text:p>
      <text:p text:style-name="P2">и мы хотим чтобы у нас появилась возможность из него выбирать значения. Поэтому делаем так:</text:p>
      <text:p text:style-name="P2"><draw:frame draw:style-name="fr2" draw:name="graphics15" text:anchor-type="paragraph" svg:width="17cm" svg:height="9.633cm" draw:z-index="13"><draw:image xlink:href="Pictures/2000000700007FDA00004874C70C49A4.svm" xlink:type="simple" xlink:show="embed" xlink:actuate="onLoad"/></draw:frame>В поле код значения — устанавливаем код ссылки на справочник. Также <text:s/>отметим видимость для колонок Остаточная стоимость и инвентарный номер. Для колонки Инвентарный номер — я также установил знаечние по умолчанию <text:span text:style-name="T1">PS:00 – </text:span>это появится, когда мы создадим карточку этого справочника.</text:p>
      <text:p text:style-name="P2"/>
      <text:p text:style-name="P4">Обновление от 3.06.22</text:p>
      <text:p text:style-name="P4">Добавлен тип данных <text:span text:style-name="T1">file. </text:span></text:p>
      <text:p text:style-name="P2">Выглядит это так — для нашего Справочника «Складское оборудование» - добавим реквизит с этим типом.</text:p>
      <text:p text:style-name="P2"><draw:frame draw:style-name="fr5" draw:name="graphics26" text:anchor-type="paragraph" svg:width="17cm" svg:height="1.402cm" draw:z-index="24"><draw:image xlink:href="Pictures/2000000700006E2E000009199694D155.svm" xlink:type="simple" xlink:show="embed" xlink:actuate="onLoad"/></draw:frame><text:soft-page-break/>Посмотрим результат нашего добавления</text:p>
      <text:p text:style-name="P2"><draw:frame draw:style-name="fr2" draw:name="graphics27" text:anchor-type="paragraph" svg:width="17cm" svg:height="7.497cm" draw:z-index="25"><draw:image xlink:href="Pictures/2000000700005D6E00004EF7A34003E7.svm" xlink:type="simple" xlink:show="embed" xlink:actuate="onLoad"/></draw:frame>Когда значение файла пустое — реквизит имеет одну кнопку «Обзор». Выбираем файл. наименование поменяется, но элемент справочника еще не сохранен, и файл на сервер для хранения еще не передан. Сохраняем. Файл отправляется на хранение на сервер.</text:p>
      <text:p text:style-name="P2"><text:s/></text:p>
      <text:p text:style-name="P2">Выбранный реквизит после сохранения должен выглядеть так</text:p>
      <text:p text:style-name="P2"><draw:frame draw:style-name="fr5" draw:name="graphics28" text:anchor-type="paragraph" svg:width="17cm" svg:height="1.175cm" draw:z-index="26"><draw:image xlink:href="Pictures/20000007000050D30000059615212470.svm" xlink:type="simple" xlink:show="embed" xlink:actuate="onLoad"/></draw:frame></text:p>
      <text:p text:style-name="P2">По кнопке Скачать — получаем файл, который мы загрузили до этого. По кнопке Удалить — удаляем файл с сервера (с хранения).</text:p>
      <text:p text:style-name="P2"/>
      <text:p text:style-name="P2"/>
      <text:p text:style-name="P2">Есть еще дин тип значения — который называется <text:span text:style-name="T1">Eval - <text:s/></text:span>это реквизит который вычисляет формулы. Сделаем это поле — чтобы посчитать Остаточную <text:span text:style-name="T1">стоимость(ID 623)</text:span> по курсу Евро.</text:p>
      <text:p text:style-name="Standard"><text:span text:style-name="T4">В системе уже создан справочник </text:span><text:span text:style-name="T1">(</text:span><text:span text:style-name="T4">Системное имя </text:span><text:span text:style-name="T1">table)</text:span><text:span text:style-name="T4"> Валюта — код у него 131. В самом справочнике есть реквизит Курс. Код элемента Евро — 3. </text:span><text:span text:style-name="T1">ID </text:span><text:span text:style-name="T4">этого реквизита курс 135. Формула расчета будет выглядеть так: </text:span><text:span text:style-name="T1">[[623]]/[[table.</text:span><text:span text:style-name="T4">131.3.135</text:span><text:span text:style-name="T1">]]. </text:span><text:span text:style-name="T4">Но так — как тут деление, а хочется видеть ее в формате денег — вызываем функцию </text:span><text:span text:style-name="T1">python round – round([[623]]/[[table.131.3.135]],2). </text:span><text:span text:style-name="T4">Подробней о формулах читайте <text:s/></text:span><text:a xlink:type="simple" xlink:href="#1.Справочник по формулам|outline" text:style-name="Internet_20_link" text:visited-style-name="Visited_20_Internet_20_Link">#1.Справочник по формулам|outline</text:a></text:p>
      <text:p text:style-name="P1"/>
      <text:p text:style-name="P1"><draw:frame draw:style-name="fr5" draw:name="graphics16" text:anchor-type="paragraph" svg:width="17cm" svg:height="1.512cm" draw:z-index="16"><draw:image xlink:href="Pictures/2000000700007D7800000B2B39EEDFD0.svm" xlink:type="simple" xlink:show="embed" xlink:actuate="onLoad"/></draw:frame></text:p>
      <text:p text:style-name="P2">Посмотрим что получилось</text:p>
      <text:p text:style-name="P2"><draw:frame draw:style-name="fr3" draw:name="graphics17" text:anchor-type="paragraph" svg:x="0.82cm" svg:y="0.215cm" svg:width="11.889cm" svg:height="6.382cm" draw:z-index="14"><draw:image xlink:href="Pictures/2000000700004C7C00002ACBFBADDBCF.svm" xlink:type="simple" xlink:show="embed" xlink:actuate="onLoad"/></draw:frame><text:soft-page-break/></text:p>
      <text:p text:style-name="P2">Пустой только что созданный справочник</text:p>
      <text:p text:style-name="P2"><draw:frame draw:style-name="fr1" draw:name="graphics18" text:anchor-type="paragraph" svg:width="16.678cm" svg:height="7.168cm" draw:z-index="15"><draw:image xlink:href="Pictures/2000000700003F0B00004487FED1081B.svm" xlink:type="simple" xlink:show="embed" xlink:actuate="onLoad"/></draw:frame></text:p>
      <text:p text:style-name="P2">Создадим несколько элементов — Кнопка Новый. (Если передумали создавать, просто обновите страницу — <text:span text:style-name="T1">f5 </text:span>(в некоторых случаях еще на тестах) )</text:p>
      <text:p text:style-name="P2">Заполняем Наименование, тип оборудования, инвентарный номер, дату инвентаризации, состояние, и остаточную стоимость. Поля с формулами вычисляются после сохранения (сейчас доделываем функции платформы, чтобы объект не сохранялся — если в функции ошибка. Позволяет сделать контроль над правильностью заполнения реквизитов)</text:p>
      <text:p text:style-name="P2">Жмем сохранить.</text:p>
      <text:p text:style-name="P2"><draw:frame draw:style-name="fr1" draw:name="graphics19" text:anchor-type="paragraph" svg:width="16.459cm" svg:height="7.848cm" draw:z-index="17"><draw:image xlink:href="Pictures/2000000700003CFA00005084154CAEEB.svm" xlink:type="simple" xlink:show="embed" xlink:actuate="onLoad"/></draw:frame><text:soft-page-break/></text:p>
      <text:p text:style-name="P2">Переход по элементам справа — редактор реквизитов слев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устил что не сохранил реквизит Поставщик оборудования — добавим теперь и его. Вернемся в справочник — и посмотрим на результат.</text:p>
      <text:p text:style-name="P2"><draw:frame draw:style-name="fr1" draw:name="graphics20" text:anchor-type="paragraph" svg:width="16.14cm" svg:height="7.304cm" draw:z-index="18"><draw:image xlink:href="Pictures/2000000700003F0B000037D1F13F39B6.svm" xlink:type="simple" xlink:show="embed" xlink:actuate="onLoad"/></draw:frame>Поле появилось — укажем поставщика — пишем его код — в справочниках он сейчас всего 1, и код его тоже 1.</text:p>
      <text:p text:style-name="P2"><draw:frame draw:style-name="fr5" draw:name="graphics21" text:anchor-type="paragraph" svg:width="17cm" svg:height="1.903cm" draw:z-index="19"><draw:image xlink:href="Pictures/2000000700004452000007A7BC1F586A.svm" xlink:type="simple" xlink:show="embed" xlink:actuate="onLoad"/></draw:frame><text:soft-page-break/>Появился, сохраним.</text:p>
      <text:p text:style-name="P2"/>
      <text:p text:style-name="P2">Каждое поле в справочнике — исторический реквизит. Каждый раз — когда происходит сохранение — данные об этом попадают в историю. Данные можно использовать для аналитики, безопасности и прочих событий в системе.</text:p>
      <text:p text:style-name="P2">Если нажать на ссылку — Поставщик оборудования — попадем в историю — как это поле изменялось.</text:p>
      <text:p text:style-name="P2"><draw:frame draw:style-name="fr1" draw:name="graphics22" text:anchor-type="paragraph" svg:width="16.69cm" svg:height="7.288cm" draw:z-index="20"><draw:image xlink:href="Pictures/2000000700003DE800003E04B1086705.svm" xlink:type="simple" xlink:show="embed" xlink:actuate="onLoad"/></draw:frame>Свойство истории — часть плаформы. Любые действия — приводят к появлению к событию в истории. В справочниках и в контрактах — всегда находятся актуальные данные на текущий момент. Если нужна информация — как так получилось — нужно подключать куб отчетов — для разбора этих «логов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Куб используется от <text:span text:style-name="T1">WebDataRocks. </text:span></text:p>
      <text:p text:style-name="P1"/>
      <text:p text:style-name="P2"><draw:frame draw:style-name="fr6" draw:name="graphics39" text:anchor-type="paragraph" svg:width="17cm" svg:height="13.668cm" draw:z-index="38"><draw:image xlink:href="Pictures/200000070000578A00004663A1647754.svm" xlink:type="simple" xlink:show="embed" xlink:actuate="onLoad"/></draw:frame></text:p>
      <text:p text:style-name="P2"/>
      <text:p text:style-name="P2">Работа с формулами. В поле справочника можно почти без ограничений использовать язык <text:span text:style-name="T1">Python.</text:span></text:p>
      <text:p text:style-name="P2"><draw:frame draw:style-name="fr7" draw:name="graphics40" text:anchor-type="paragraph" svg:width="17cm" svg:height="7.624cm" draw:z-index="39"><draw:image xlink:href="Pictures/2000000700006E6300003183643F4836.svm" xlink:type="simple" xlink:show="embed" xlink:actuate="onLoad"/></draw:frame>Для подсветки кода и для удобства редактирования пользуемся библиотекой <text:span text:style-name="T1">CodeMirror. </text:span>И<text:span text:style-name="T7">з ошибок — при создании нового поля </text:span><text:span text:style-name="T2">eval – CodeMirror </text:span><text:span text:style-name="T7">не запускается и ждет сохранения</text:span><text:span text:style-name="T2"> </text:span><text:span text:style-name="T7">объекта.</text:span></text:p>
      <text:p text:style-name="P2"><text:soft-page-break/></text:p>
      <text:p text:style-name="P2">Добавили возможность перехода по ссылкам </text:p>
      <text:p text:style-name="P2"><draw:frame draw:style-name="fr6" draw:name="graphics41" text:anchor-type="paragraph" svg:width="17cm" svg:height="2.568cm" draw:z-index="40"><draw:image xlink:href="Pictures/2000000700004C9700000B942DC42FE3.svm" xlink:type="simple" xlink:show="embed" xlink:actuate="onLoad"/></draw:frame>При наведении на ссылку макроподстановки обрамленную <text:span text:style-name="T1">[[452]] – </text:span>появляется стрелка с возможностью перехода на страницу контракта, объекта, откуда эта ссылка взята.</text:p>
      <text:p text:style-name="P2"/>
      <text:p text:style-name="P2"><text:s/></text:p>
      <text:p text:style-name="P2">К примеру вот функция контроля ИНН — пример есть в в справочнике «Юридические лица»</text:p>
      <text:p text:style-name="P2"/>
      <text:p text:style-name="P2">def inn_ctrl_summ(nums, type):</text:p>
      <text:p text:style-name="P2"><text:s text:c="4"/>inn_ctrl_type = {</text:p>
      <text:p text:style-name="P2"><text:s text:c="8"/>'n2_12': [7, 2, 4, 10, 3, 5, 9, 4, 6, 8],</text:p>
      <text:p text:style-name="P2"><text:s text:c="8"/>'n1_12': [3, 7, 2, 4, 10, 3, 5, 9, 4, 6, 8],</text:p>
      <text:p text:style-name="P2"><text:s text:c="8"/>'n1_10': [2, 4, 10, 3, 5, 9, 4, 6, 8],</text:p>
      <text:p text:style-name="P2"><text:s text:c="4"/>}</text:p>
      <text:p text:style-name="P2"><text:s text:c="4"/>n = 0</text:p>
      <text:p text:style-name="P2"><text:s text:c="4"/>l = inn_ctrl_type[type]</text:p>
      <text:p text:style-name="P2"><text:s text:c="4"/>for i in range(0, len(l)):</text:p>
      <text:p text:style-name="P2"><text:s text:c="8"/>n += nums[i] * l[i]</text:p>
      <text:p text:style-name="P2"><text:s text:c="4"/>return n % 11 % 10</text:p>
      <text:p text:style-name="P2"/>
      <text:p text:style-name="P2">def inn_check(inn):</text:p>
      <text:p text:style-name="P2"><text:s text:c="4"/>sinn = str(inn)</text:p>
      <text:p text:style-name="P2"><text:s text:c="4"/>nums = [int(x) for x in sinn]</text:p>
      <text:p text:style-name="P2"><text:s text:c="4"/>if len(sinn) == 10:</text:p>
      <text:p text:style-name="P2"><text:s text:c="8"/>n1 = inn_ctrl_summ(nums, 'n1_10')</text:p>
      <text:p text:style-name="P2"><text:s text:c="8"/>return n1 == nums[-1]</text:p>
      <text:p text:style-name="P2"><text:s text:c="4"/>elif len(sinn) == 12:</text:p>
      <text:p text:style-name="P2"><text:s text:c="8"/>n2 = inn_ctrl_summ(nums, 'n2_12')</text:p>
      <text:p text:style-name="P2"><text:s text:c="8"/>n1 = inn_ctrl_summ(nums, 'n1_12')</text:p>
      <text:p text:style-name="P2"><text:s text:c="8"/>return n2 == nums[-2] and n1 == nums[-1]</text:p>
      <text:p text:style-name="P2"><text:s text:c="4"/>else:</text:p>
      <text:p text:style-name="P2"><text:s text:c="8"/>return False</text:p>
      <text:p text:style-name="P2"/>
      <text:p text:style-name="P2">if inn_check([[578]]):</text:p>
      <text:p text:style-name="P2"><text:s text:c="4"/>result = 'Ок'</text:p>
      <text:p text:style-name="P2">else:</text:p>
      <text:p text:style-name="P2"><text:s text:c="4"/>raise ValueError('ИНН некорректен')</text:p>
      <text:p text:style-name="P2"/>
      <text:p text:style-name="P2">Примечание: Если для формулы поставлена <text:span text:style-name="T1">is_requred (</text:span>обяз.<text:span text:style-name="T1">), </text:span>то формула проверяется на ошибки до сохранения объекта. И объект не сохраняется если есть ошибка. <text:span text:style-name="T7">Побочная проблема — Объект теряет информацию о том — что было исправлено, и приходится заново все набирать.</text:span></text:p>
      <text:p text:style-name="P2"/>
      <text:p text:style-name="P2">Отмечу — что для возврата результата используется конструкция result = «Результат»</text:p>
      <text:p text:style-name="P2">а для входящих параметров если это конкретные объекты пользуемся конструкциями типа [[578]] — две квадратные кавычки — со ссылками на реквизиты объектов справочника или контракта.</text:p>
      <text:p text:style-name="P2"><text:soft-page-break/></text:p>
      <text:p text:style-name="P2">также можно делать более сложные запрооы по базе данных</text:p>
      <text:p text:style-name="P2"/>
      <text:p text:style-name="P2">from app.models import ContractCells</text:p>
      <text:p text:style-name="P2">from django.http import JsonResponse</text:p>
      <text:p text:style-name="P2"/>
      <text:p text:style-name="P2">o = ContractCells.objects.filter(parent_structure_id=16,name_id=20).values_list()</text:p>
      <text:p text:style-name="P2">responseData = str(list(o))</text:p>
      <text:p text:style-name="P2">result = responseData</text:p>
      <text:p text:style-name="P2"/>
      <text:p text:style-name="P2">Такой код выводит список всех контрактов складское хранение <text:span text:style-name="T1">(ID – 16) </text:span>поля количество <text:span text:style-name="T1">(ID – 20).</text:span></text:p>
      <text:p text:style-name="P2">но можно <text:s/>воспользоваться и языком формул — например суммирование всех объектов по количеству — из контракта можно записать так [[contract.16.<text:span text:style-name="T1">All</text:span>.20]]</text:p>
      <text:p text:style-name="P2">А просуммировать остаток товара <text:s/>с кодом 1 — например так [[contract.16.f19eq1.20]] — в поле 19 — ссылка на товар, в поле 20 — количество. </text:p>
      <text:p text:style-name="P2">Читается так — взять все контракты с кодом 16, с фильтром по полю 19(товар) <text:span text:style-name="T1">eq(</text:span>равным<text:span text:style-name="T1">) </text:span>1 и проссумировать значения из поля 20.</text:p>
      <text:p text:style-name="P2"/>
      <text:p text:style-name="Standard"><text:span text:style-name="T4">Ошибки: </text:span><text:span text:style-name="T5">в текущем варианте нельзя сделать так <text:s/>f19eq1</text:span><text:span text:style-name="T2">&amp;</text:span><text:span text:style-name="T5">f19eq</text:span><text:span text:style-name="T2">2 – </text:span><text:span text:style-name="T5">больше одного параметра не разбирается. Тут нужно передавать список объектов, а также нужно доделать</text:span><text:span text:style-name="T4"> </text:span></text:p>
      <text:p text:style-name="Standard"><text:span text:style-name="T9">def </text:span><text:span text:style-name="T10">foreign_link</text:span><text:span text:style-name="T11">(array</text:span><text:span text:style-name="T9">, </text:span><text:span text:style-name="T11">**kwargs): </text:span></text:p>
      <text:p text:style-name="Standard"><text:span text:style-name="T5">В модуле </text:span><text:span text:style-name="T2">Convert_procedures</text:span></text:p>
      <text:p text:style-name="P3">есть прототип функций для запросов, но в самих запросах не используется</text:p>
      <text:p text:style-name="P6">test_query = test_query.replace(<text:span text:style-name="T12">"eq"</text:span><text:span text:style-name="T8">,</text:span><text:span text:style-name="T12">" = "</text:span>)</text:p>
      <text:p text:style-name="P7">test_query = test_query.replace(<text:span text:style-name="T12">"gt"</text:span><text:span text:style-name="T8">,</text:span><text:span text:style-name="T12">" &gt; "</text:span>)</text:p>
      <text:p text:style-name="P7">test_query = test_query.replace(<text:span text:style-name="T12">"ge"</text:span><text:span text:style-name="T8">,</text:span><text:span text:style-name="T12">" &gt;= "</text:span>)</text:p>
      <text:p text:style-name="P7">test_query = test_query.replace(<text:span text:style-name="T12">"lt"</text:span><text:span text:style-name="T8">,</text:span><text:span text:style-name="T12">" &lt; "</text:span>)</text:p>
      <text:p text:style-name="P8">test_query = test_query.replace(<text:span text:style-name="T12">"le"</text:span><text:span text:style-name="T8">,</text:span><text:span text:style-name="T12">" &lt;= "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Также отмечу что порядком полей в справочнике также можно управлять — особенно еслит нужно разместить рядом реквизиты близкие по смыслу.</text:p>
      <text:p text:style-name="P2"/>
      <text:p text:style-name="P2"><draw:frame draw:style-name="fr2" draw:name="graphics23" text:anchor-type="paragraph" svg:width="17cm" svg:height="9.633cm" draw:z-index="21"><draw:image xlink:href="Pictures/2000000700007FDA00004874C70C49A4.svm" xlink:type="simple" xlink:show="embed" xlink:actuate="onLoad"/></draw:frame>В левой части видны стрелки — вверх и вниз.</text:p>
      <text:p text:style-name="P2"/>
      <text:p text:style-name="P2">Есть еще три объекта, которые нужно описать. Мы видели их ранее</text:p>
      <text:p text:style-name="P2"><draw:frame draw:style-name="fr3" draw:name="graphics24" text:anchor-type="paragraph" svg:x="0cm" svg:y="0cm" svg:width="17cm" svg:height="6.86cm" draw:z-index="22"><draw:image xlink:href="Pictures/200000070000733E00002E8368FDF13A.svm" xlink:type="simple" xlink:show="embed" xlink:actuate="onLoad"/></draw:frame>Каталог и справочник — мы рассмотрели</text:p>
      <text:p text:style-name="P2">У нас еще есть Словарь, Массив, Константа</text:p>
      <text:p text:style-name="P2"/>
      <text:p text:style-name="P2">Начнем с конца.</text:p>
      <text:p text:style-name="P2">Константы — это справочник с самостоятельными значениями, когда нужно сформировать список значений, с разными типами для дальнейших использований в формулах. </text:p>
      <text:p text:style-name="P2">Например — в системе есть справочник валют, но нам нужен курс, который умножен на каой — то процент. Назовем это Алиас — вроде тот, же объект, можно воспользоваться и справочником, но константы поддерживают формулы. </text:p>
      <text:p text:style-name="P2"/>
      <text:p text:style-name="P2">Так вот алиасы (константы) будут выглядеть так </text:p>
      <text:p text:style-name="P2"/>
      <text:p text:style-name="P2"><draw:frame draw:style-name="fr2" draw:name="graphics25" text:anchor-type="paragraph" svg:width="17cm" svg:height="10.599cm" draw:z-index="23"><draw:image xlink:href="Pictures/2000000700006EE7000045268B1C7957.svm" xlink:type="simple" xlink:show="embed" xlink:actuate="onLoad"/></draw:frame><text:soft-page-break/>А в Справочнике </text:p>
      <text:p text:style-name="P2"><draw:frame draw:style-name="fr1" draw:name="graphics29" text:anchor-type="paragraph" svg:width="13.152cm" svg:height="8.334cm" draw:z-index="27"><draw:image xlink:href="Pictures/200000070000335F0000208FED80419E.svm" xlink:type="simple" xlink:show="embed" xlink:actuate="onLoad"/></draw:frame></text:p>
      <text:p text:style-name="P2"><draw:frame draw:style-name="fr8" draw:name="graphics30" text:anchor-type="paragraph" svg:x="6.385cm" svg:y="0.397cm" svg:width="0.529cm" svg:height="0.796cm" draw:z-index="28"><draw:image xlink:href="Pictures/20000007000002120000031B8E819821.svm" xlink:type="simple" xlink:show="embed" xlink:actuate="onLoad"/></draw:frame></text:p>
      <text:p text:style-name="P2">Константы отмечаются символом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И в справочниках имеет другую форму вывода</text:p>
      <text:p text:style-name="P2"/>
      <text:p text:style-name="P2"><draw:frame draw:style-name="fr2" draw:name="graphics31" text:anchor-type="paragraph" svg:width="17cm" svg:height="3.48cm" draw:z-index="29"><draw:image xlink:href="Pictures/2000000700005B4200001AE0E2DB0586.svm" xlink:type="simple" xlink:show="embed" xlink:actuate="onLoad"/></draw:frame>Из этой формы — добавить новую константу нельзя.</text:p>
      <text:p text:style-name="P2"/>
      <text:p text:style-name="P2">Примечание:</text:p>
      <text:p text:style-name="P2"/>
      <text:p text:style-name="P2">Если нужны валюты типа Доллар + 1.5% - то формула получит вид [[static.131.2.135]]*(1+1.5/100)</text:p>
      <text:p text:style-name="P2"/>
      <text:p text:style-name="P2">Вообще константы — это таблица, в которой нужно держать значения, которые редко изменяются во времени и используются в разных справочниках или контрактах, чтобы не исправлять формулы каждый раз. А также константы доступны для добавления только в конструкторе справочника. В дальнейшем пользователям (кроме администраторов) будет закрыт доступ в конструктор.</text:p>
      <text:p text:style-name="P2"/>
      <text:p text:style-name="P2"/>
      <text:p text:style-name="P2"/>
      <text:p text:style-name="P2"/>
      <text:p text:style-name="P2"/>
      <text:p text:style-name="P2"/>
      <text:p text:style-name="P2">Массивы (<text:span text:style-name="T1">array</text:span>).</text:p>
      <text:p text:style-name="P2"/>
      <text:p text:style-name="P2">Массив в системе — это подчиненный справочник, со своей структурой, но с обязательным реквизитом «Собственник» (он же <text:span text:style-name="T1">Parent</text:span>). Собирается по тем же правилам, что и обычный Справочник <text:s/><text:span text:style-name="T1">(Reference book)...</text:span></text:p>
      <text:p text:style-name="P2">Предназначен для оперативного доступа к элементам связанного справочника через интерфейс Собственника.</text:p>
      <text:p text:style-name="P2">Например</text:p>
      <text:p text:style-name="P2"><draw:frame draw:style-name="fr1" draw:name="graphics32" text:anchor-type="paragraph" svg:width="17cm" svg:height="6.775cm" draw:z-index="30"><draw:image xlink:href="Pictures/2000000700005AF3000042FA48949806.svm" xlink:type="simple" xlink:show="embed" xlink:actuate="onLoad"/></draw:frame></text:p>
      <text:p text:style-name="P2"/>
      <text:p text:style-name="P2"/>
      <text:p text:style-name="P2"><text:soft-page-break/>Или что более <text:s/>часто используется для таких связанных справочников:</text:p>
      <text:p text:style-name="P2"><draw:frame draw:style-name="fr2" draw:name="graphics33" text:anchor-type="paragraph" svg:width="17cm" svg:height="7.373cm" draw:z-index="31"><draw:image xlink:href="Pictures/2000000700005BE100004D6AC5E5C6D8.svm" xlink:type="simple" xlink:show="embed" xlink:actuate="onLoad"/></draw:frame></text:p>
      <text:p text:style-name="P2"/>
      <text:p text:style-name="P2">Через отмеченную кнопку — попадаем в интерфейс редактирования</text:p>
      <text:p text:style-name="P2"><draw:frame draw:style-name="fr2" draw:name="graphics34" text:anchor-type="paragraph" svg:width="17cm" svg:height="4.281cm" draw:z-index="32"><draw:image xlink:href="Pictures/2000000700005D04000028D47DFA4620.svm" xlink:type="simple" xlink:show="embed" xlink:actuate="onLoad"/></draw:frame>Здесь видно — что обязательным реквизитом является «Собственник». И есть возможность вернуться в родительский элемент.</text:p>
      <text:p text:style-name="P2"/>
      <text:p text:style-name="P2">Добрались до Словарей (<text:span text:style-name="T1">Dictionary</text:span>). </text:p>
      <text:p text:style-name="P2"/>
      <text:p text:style-name="P2">Название вытекло из описания: Словарь — это источник данных, информация в котором упорядочена с помощью разбивки на небольшие статьи (в нашем случае — на типизированнные значения)</text:p>
      <text:p text:style-name="P2"/>
      <text:p text:style-name="P2">Словарь это составной реквизит Справочника. Требуется, когда для одного элемента Справочника нужно установить несколько разнотипных по структуре данных значений. </text:p>
      <text:p text:style-name="P2">Примером может служить — например данные о характеристиках.</text:p>
      <text:p text:style-name="P2"><draw:frame draw:style-name="fr2" draw:name="graphics35" text:anchor-type="paragraph" svg:width="17cm" svg:height="4.45cm" draw:z-index="33"><draw:image xlink:href="Pictures/2000000700005CB5000021B24AD93139.svm" xlink:type="simple" xlink:show="embed" xlink:actuate="onLoad"/></draw:frame>В данном примере — есть элемент «ручка», у которой есть общие характеристики, но нет данных о компьютерных характеристиках. Но если понадобится ручка-ноутбук — пользователь может добавить характеристики и «общие характеристики», и «компьютеры» </text:p>
      <text:p text:style-name="P2"><text:soft-page-break/>А вот для компьютера <text:span text:style-name="T1">Dell-980 </text:span>мы не указали общих характеристик, но нам были существенны характеристики для компьютера</text:p>
      <text:p text:style-name="P2"><draw:frame draw:style-name="fr5" draw:name="graphics36" text:anchor-type="paragraph" svg:width="17cm" svg:height="4.016cm" draw:z-index="34"><draw:image xlink:href="Pictures/2000000700005CB500001BCEF03D8D10.svm" xlink:type="simple" xlink:show="embed" xlink:actuate="onLoad"/></draw:frame></text:p>
      <text:p text:style-name="P2">Структура словаря добавляется также как и справочники.</text:p>
      <text:p text:style-name="P2"><draw:frame draw:style-name="fr2" draw:name="graphics37" text:anchor-type="paragraph" svg:width="17cm" svg:height="10.112cm" draw:z-index="35"><draw:image xlink:href="Pictures/2000000700006C6C00004AEF239F6149.svm" xlink:type="simple" xlink:show="embed" xlink:actuate="onLoad"/></draw:frame>Добавление новых словарей ограничено — только Администраторы могут добавлять новые словари. Пользователь может только управлять видимостью доступных словарей.</text:p>
      <text:p text:style-name="P2"/>
      <text:p text:style-name="P2"/>
      <text:h text:style-name="Heading_20_1" text:outline-level="1"><text:bookmark-start text:name="__RefHeading___Toc995_1659817412"/>Справочник по формулам<text:bookmark-end text:name="__RefHeading___Toc995_1659817412"/></text:h>
      <text:p text:style-name="P2">1. В формулах можно использовать целые и дробные числа и знаки арифметических действий:</text:p>
      <text:p text:style-name="P2">Пример:<text:tab/>3 * 15 + (2+2) * 2</text:p>
      <text:p text:style-name="P2">Результат: 53</text:p>
      <text:p text:style-name="P2">Пример: <text:span text:style-name="T3">3 *</text:span>15% </text:p>
      <text:p text:style-name="Standard"><text:span text:style-name="T4">Результат: </text:span><text:span text:style-name="T3">'</text:span><text:span text:style-name="T6">Ошибка</text:span><text:span text:style-name="T3">'</text:span></text:p>
      <text:p text:style-name="P2">Комментарий. В коде Питона нет операции взятия процента. Этот знак используется для получения остатка от деления. <text:span text:style-name="T13">В примере не указан второй аргумент, поэтому в результате ошибка.</text:span></text:p>
      <text:p text:style-name="P2"/>
      <text:p text:style-name="Standard"><text:span text:style-name="T1">2. </text:span><text:span text:style-name="T4">Ссылки на соседние поля (параметры) данного объекта указываются при помощи </text:span><text:span text:style-name="T1">ID т</text:span><text:span text:style-name="T4">ребуемого поля в двойных квадратных скобках. Пример: </text:span><text:span text:style-name="T1">[[1725]] * 1.5</text:span></text:p>
      <text:p text:style-name="Standard"><text:soft-page-break/><text:span text:style-name="T4">Прим. Поле обязательно должно быть в формате числа (</text:span><text:span text:style-name="T1">float)</text:span><text:span text:style-name="T4">, формулы (</text:span><text:span text:style-name="T1">eval</text:span><text:span text:style-name="T4">) или константы (</text:span><text:span text:style-name="T1">const</text:span><text:span text:style-name="T4">)</text:span></text:p>
      <text:p text:style-name="P2">Прим <text:span text:style-name="T1">2</text:span>. <text:span text:style-name="T2"><text:s/>[[ 1725 ]] * 1.5 – </text:span><text:span text:style-name="T7">с пробелами внутри блоков формул — не работает.</text:span></text:p>
      <text:p text:style-name="P2"/>
      <text:p text:style-name="Standard"><text:span text:style-name="T1">3. </text:span><text:span text:style-name="T4">Ссылка на внешний ключ указывается аналогично ссыке на другое поле. Но через точку указывается </text:span><text:span text:style-name="T1">ID </text:span><text:span text:style-name="T4">поля при переходе по внешнему ключу. Пример: </text:span><text:span text:style-name="T1">[[1554.698]]</text:span></text:p>
      <text:p text:style-name="Standard"><text:span text:style-name="T4">Где: Первое число — </text:span><text:span text:style-name="T1">ID </text:span><text:span text:style-name="T4">поля типа </text:span><text:span text:style-name="T1">link. </text:span><text:span text:style-name="T4">Второе — </text:span><text:span text:style-name="T1">ID </text:span><text:span text:style-name="T4">поля в указанном классе.</text:span></text:p>
      <text:p text:style-name="P2">Прим. 1. Последнее поле обязательно должно быть в формате числа, строки, формулы или константы.</text:p>
      <text:p text:style-name="Standard"><text:span text:style-name="T4">Прим. 2. Поддерживается неограниченная вложенность. Т.е. програмама принимает бесконечное количество звеньев числовой цепочки, разделенной точками; и при условии, что все числа, кроме последнего, являются корректно указанными </text:span><text:span text:style-name="T1">ID </text:span><text:span text:style-name="T4">внешних ключей по отношению к дочерним классам. </text:span></text:p>
      <text:p text:style-name="Standard"><text:span text:style-name="T4">Пример: Есть справочник «Клиент», где имеется вычисляемое поле «» </text:span><text:span text:style-name="T1">[[215.313.66]]</text:span></text:p>
      <text:p text:style-name="Standard"><text:span text:style-name="T4">Где: 215 </text:span><text:span text:style-name="T1">ID </text:span><text:span text:style-name="T4">поля данного класса. Его тип </text:span></text:p>
      <text:p text:style-name="P2"/>
      <text:p text:style-name="Standard"><text:span text:style-name="T4">4. Статическая ссылка указывается на стороннее поле стороннего объекта без связи с текущим объектом. Соответственно значение ссылки не изменяется для всех объектов данного класса. Ссылка состоит из ключевого слова «</text:span><text:span text:style-name="T1">table</text:span><text:span text:style-name="T4">» или «</text:span><text:span text:style-name="T1">contract</text:span><text:span text:style-name="T4">» и трех чисел, разделенных точками. Числа означают: 1 — </text:span><text:span text:style-name="T1">ID </text:span><text:span text:style-name="T4">класса, 2 — код объекта, 3 — </text:span><text:span text:style-name="T1">ID </text:span><text:span text:style-name="T4">поля. Пример: </text:span><text:span text:style-name="T1">[[table.1889.4562.8796]]</text:span></text:p>
      <text:p text:style-name="P2">Прим. 1. Поддерживается неограниченная вложенность.</text:p>
      <text:p text:style-name="P2">Прим. 2. Последнее звено цепочки из чисел должно указывать на число, строку или формулу.</text:p>
      <text:p text:style-name="P2"/>
      <text:p text:style-name="Standard"><text:span text:style-name="T4">5. Ссылка на константу. Достаточно сослаться на </text:span><text:span text:style-name="T1">ID </text:span><text:span text:style-name="T4">поля. Наример: </text:span><text:span text:style-name="T1">[[148]]</text:span></text:p>
      <text:p text:style-name="P2"/>
      <text:p text:style-name="Standard"><text:span text:style-name="T1">6</text:span><text:span text:style-name="T4">. Условие. Процедура выполняет условие, заднное в первом параметре. Если условие выполняется, то процедура вернет второй параметр, если нет — то третий. Для операторов сравнения используйте следующие знаки: </text:span><text:span text:style-name="T1">&gt;, &lt;, &gt;=, &lt;= , =, &lt;&gt;</text:span></text:p>
      <text:p text:style-name="Standard"><text:span text:style-name="T4">Пример: </text:span><text:span text:style-name="T1">if(</text:span><text:span text:style-name="T4">[</text:span><text:span text:style-name="T1">[184]] &lt; 2; </text:span><text:span text:style-name="T4">мало; достаточно</text:span><text:span text:style-name="T1">)</text:span></text:p>
      <text:p text:style-name="P2">Прим. Вложенные условия не поддерживаются.</text:p>
      <text:p text:style-name="P2">Прим 2. арифметические действия в результатах условия не поддерживаются</text:p>
      <text:p text:style-name="P2"/>
      <text:p text:style-name="P2">7. Получение кода текущего объекта <text:span text:style-name="T1">[[code]]. </text:span>Возвращает код текущего объекта</text:p>
      <text:p text:style-name="P2"/>
      <text:p text:style-name="P2"><text:s/></text:p>
      <text:p text:style-name="P2"/>
      <text:p text:style-name="P2">Пример плохой формулы срабатывающего <text:span text:style-name="T1">On_load </text:span>(при загрузке контента на страницу)</text:p>
      <text:p text:style-name="P2">в данном случае мы берем данные из текущего объекта с кодом 3 и устанавливаем в контракте 16 (складское хранение) в элементе с кодом 3, в поле 20 — значение из поля 452 текущего класса.</text:p>
      <text:p text:style-name="P1"/>
      <text:p text:style-name="P2"><text:span text:style-name="T1">from app.models import ContractCells # </text:span>модуль контрактов</text:p>
      <text:p text:style-name="P1">if [[code]] == 3: </text:p>
      <text:p text:style-name="P1"><text:tab/>objects = ContractCells.objects.filter(code=3, parent_structure_id=16).select_related('name')</text:p>
      <text:p text:style-name="P1"><text:tab/>o = next(o for o in objects if o.name_id == 20)</text:p>
      <text:p text:style-name="P1"><text:tab/>o.value = int([[452]])</text:p>
      <text:p text:style-name="P1"><text:tab/>edit_objects = []</text:p>
      <text:p text:style-name="P1"><text:tab/>edit_objects.append(o)</text:p>
      <text:p text:style-name="P1"><text:tab/>ContractCells.objects.bulk_update(edit_objects, ['value'])</text:p>
      <text:p text:style-name="P1"><text:tab/>result = 'Ok'</text:p>
      <text:p text:style-name="P1">else:</text:p>
      <text:p text:style-name="P1"><text:soft-page-break/><text:s text:c="4"/>result = 'not applicable'</text:p>
      <text:p text:style-name="P1"/>
      <text:p text:style-name="P3">Такое редактирование - «грязное»... сейчас не вызывает записи в истории. Следовательно — такие «финты» нужно избегать.</text:p>
      <text:p text:style-name="P2">Ждем <text:span text:style-name="T1">API </text:span>функций для формул, типа: <text:span text:style-name="T1">CreateObject, UpdateObject, DeleteObject. </text:span>Тоже для контрактов<text:span text:style-name="T1"> <text:s/>CreateContract, UpdateContract, DeleteContract. </text:span>Вполне возможно понадобится и функции для создания классов Справочников и Контрактов.</text:p>
      <text:p text:style-name="P2"/>
      <text:p text:style-name="P2">В листе разработки — нужны формулы типа <text:span text:style-name="T1">On_click. </text:span>Это поле типа <text:span text:style-name="T1">Eval, </text:span>но вместо вычисляемого поля — <text:span text:style-name="T1">button </text:span>(кнопка)<text:span text:style-name="T1">. </text:span>Нужна тогда, когда формулу нужно выполнить только если Пользователю нужно что-то запустить. Например вывести отчет на печать (чек на ФР), или получить какой-нибудь отчет, или загрузить данные из внешнего источника (заполнить объекты значениями в пакетной обработке)</text:p>
      <text:p text:style-name="P2"/>
      <text:p text:style-name="P2">Также нужна формула <text:span text:style-name="T1">On_update. </text:span>Чаще всего нужен в контрактах, когда изменяется какой-либо контракт, и нужно внести изменения в другой. </text:p>
      <text:p text:style-name="P2">Пример: Исправляем документ Приходная накладная от поставщика, и нужно внести изменения в связанный с ним контракт Складское хранение.</text:p>
      <text:p text:style-name="P2"/>
      <text:p text:style-name="P2"/>
      <text:p text:style-name="P2">Возвращаемые результаты <text:span text:style-name="T1">eval (</text:span>формул<text:span text:style-name="T1">) </text:span>могут быть в виде <text:span text:style-name="T1">HTML </text:span>блоков. <text:span text:style-name="T1">&lt;Input&gt; – </text:span>заменен на <text:span text:style-name="T1">&lt;Div&gt;</text:span></text:p>
      <text:p text:style-name="P1"/>
      <text:p text:style-name="P2">Пример:</text:p>
      <text:p text:style-name="P2">К проекту подключен <text:span text:style-name="T1">Pandas </text:span>и можно делать такие запросы к базе</text:p>
      <text:p text:style-name="P2">Из контракта Складское хранение получить все объекты и показать их в элементе</text:p>
      <text:p text:style-name="P2"/>
      <text:p text:style-name="P2">from app.models import ContractCells</text:p>
      <text:p text:style-name="P2">import pandas as pd</text:p>
      <text:p text:style-name="P2"/>
      <text:p text:style-name="P2">o = ContractCells.objects.filter(parent_structure_id=16,name_id=20).values()</text:p>
      <text:p text:style-name="P2">df <text:s/>= pd.json_normalize(o,max_level=3)</text:p>
      <text:p text:style-name="P2">result = df.to_html(classes='table table-stripped')</text:p>
      <text:p text:style-name="P2"/>
      <text:p text:style-name="P2">Результат может выглядеть так.</text:p>
      <text:p text:style-name="P2"><draw:frame draw:style-name="fr6" draw:name="graphics38" text:anchor-type="paragraph" svg:width="17cm" svg:height="5.039cm" draw:z-index="37"><draw:image xlink:href="Pictures/20000007000052460000186573FE6D43.svm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12:43:36.51</meta:creation-date>
    <dc:date>2022-06-29T12:00:09.594000000</dc:date>
    <meta:editing-duration>P7DT6H51M8S</meta:editing-duration>
    <meta:editing-cycles>15</meta:editing-cycles>
    <meta:generator>LibreOffice/4.4.7.2$Windows_x86 LibreOffice_project/f3153a8b245191196a4b6b9abd1d0da16eead600</meta:generator>
    <meta:document-statistic meta:table-count="0" meta:image-count="41" meta:object-count="0" meta:page-count="21" meta:paragraph-count="199" meta:word-count="2254" meta:character-count="16628" meta:non-whitespace-character-count="14273"/>
  </office:meta>
</office:document-meta>
</file>